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</style:style>
    <style:style style:name="P6" style:family="paragraph" style:parent-style-name="Preformatted_20_Text"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29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solution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  <text:h text:style-name="Heading_20_1" text:outline-level="1"><text:bookmark-start text:name="parsing-numeric-types"/>Parsing Numeric Types<text:bookmark-end text:name="parsing-numeric-types"/></text:h>
      <text:h text:style-name="Heading_20_2" text:outline-level="2"><text:bookmark-start text:name="warm-up"/>Warm-Up<text:bookmark-end text:name="warm-up"/></text:h>
      <text:list text:style-name="L3">
        <text:list-item>
          <text:p text:style-name="P4">So far, our user input has always returned a specific type. What type is it?</text:p>
        </text:list-item>
        <text:list-item>
          <text:p text:style-name="P4">Without making changes to the code, execute it again but give a number as your first name. Does the type returned change if the user enters only numeric values?</text:p>
        </text:list-item>
      </text:list>
      <text:h text:style-name="Heading_20_2" text:outline-level="2"><text:bookmark-start text:name="variable-types-from-string-to-integer"/>Variable Types: From String to Integer<text:bookmark-end text:name="variable-types-from-string-to-integer"/></text:h>
      <text:list text:style-name="L4">
        <text:list-item>
          <text:p text:style-name="P5">Create a new project.</text:p>
        </text:list-item>
        <text:list-item>
          <text:p text:style-name="P5">Write two statements, one that declares a variable of type <text:span text:style-name="DataTypeTok">int</text:span> named <text:span text:style-name="NormalTok">intVar</text:span> and one that declares a variable of type <text:span text:style-name="DataTypeTok">string</text:span> named <text:span text:style-name="NormalTok">stringVar</text:span>.</text:p>
        </text:list-item>
        <text:list-item>
          <text:p text:style-name="P5">Assign the value <text:span text:style-name="DecValTok">3</text:span> to <text:span text:style-name="NormalTok">intVar</text:span> and <text:span text:style-name="StringTok">"4"</text:span> to <text:span text:style-name="NormalTok">stringVar</text:span>.</text:p>
        </text:list-item>
        <text:list-item>
          <text:p text:style-name="P5">Display the values of <text:span text:style-name="NormalTok">intVar</text:span> and <text:span text:style-name="NormalTok">stringVar</text:span>.</text:p>
        </text:list-item>
        <text:list-item>
          <text:p text:style-name="P5">Write a statement that assigns the value of <text:span text:style-name="NormalTok">stringVar</text:span> to <text:span text:style-name="NormalTok">intVar</text:span>. Why is the compiler complaining? Comment out the statement you just added (that is, add <text:span text:style-name="CommentTok">//</text:span> in front of it, so that the compiler will not try to execute it).</text:p>
        </text:list-item>
        <text:list-item>
          <text:p text:style-name="P5">Copy the following statement to “convert” the string value of <text:span text:style-name="NormalTok">stringVar</text:span> into an integer value and assign it to <text:span text:style-name="NormalTok">intVar</text:span>:</text:p>
          <text:p text:style-name="P6">intVar = int.Parse(stringVar);</text:p>
        </text:list-item>
        <text:list-item>
          <text:p text:style-name="P5">Using <text:a xlink:type="simple" xlink:href="https://docs.microsoft.com/en-us/dotnet/csharp/programming-guide/types/how-to-convert-a-string-to-a-number" office:name=""><text:span text:style-name="Definition">https://docs.microsoft.com/en-us/dotnet/csharp/programming-guide/types/how-to-convert-a-string-to-a-number</text:span></text:a>, try to understand what just happened.</text:p>
        </text:list-item>
        <text:list-item>
          <text:p text:style-name="P5">Change the value of <text:span text:style-name="NormalTok">stringVar</text:span> to be <text:span text:style-name="StringTok">"Train"</text:span> and assign it to <text:span text:style-name="NormalTok">intVar</text:span> using <text:span text:style-name="DataTypeTok">int</text:span><text:span text:style-name="OperatorTok">.</text:span><text:span text:style-name="FunctionTok">Parse</text:span> as previously shown. What happened?</text:p>
        </text:list-item>
      </text:list>
      <text:h text:style-name="Heading_20_1" text:outline-level="1"><text:bookmark-start text:name="reading-numeric-datatypes-from-the-user"/>Reading Numeric Datatypes From the User<text:bookmark-end text:name="reading-numeric-datatypes-from-the-user"/></text:h>
      <text:list text:style-name="L5">
        <text:list-item>
          <text:p text:style-name="P7">Looking back at the <text:a xlink:type="simple" xlink:href="PersonalizedWelcomeMessage_Solution.zip" office:name=""><text:span text:style-name="Definition">PersonalizedWelcomeMessage solution</text:span></text:a>, what if you ask the user directly for an integer? How can you store it in an int variable?</text:p>
        </text:list-item>
        <text:list-item>
          <text:p text:style-name="P7">Add the following to the code:</text:p>
        </text:list-item>
      </text:list>
      <text:p text:style-name="P8">Console.WriteLine("Please enter your age in years as an integer.");</text:p>
      <text:p text:style-name="P9"/>
      <text:p text:style-name="P10">string ageInput = Console.ReadLine();</text:p>
      <text:p text:style-name="P11">int age = int.Parse(ageInput);</text:p>
      <text:p text:style-name="P12"><text:s text:c="4"/></text:p>
      <text:p text:style-name="P13">Console.WriteLine($"Your age in months is {age*12}");</text:p>
      <text:list text:style-name="L6">
        <text:list-item>
          <text:p text:style-name="P14">Re-compile and execute your code. Be sure to enter a whole number for your age.</text:p>
        </text:list-item>
        <text:list-item>
          <text:p text:style-name="P14">Are the results what you expect?</text:p>
        </text:list-item>
        <text:list-item>
          <text:p text:style-name="P14">Run the code again, this time with a negative number for your age. Then try again with <text:span text:style-name="DecValTok">0</text:span>. Does the code still work?</text:p>
        </text:list-item>
        <text:list-item>
          <text:p text:style-name="P14">What if you were to enter a floating point number when asked for an integer? What if you entered the word “twenty”?</text:p>
        </text:list-item>
        <text:list-item>
          <text:p text:style-name="P14">Here you are purposely ignoring the prompt, but know that your user may purposely or accidentally give the wrong input type.</text:p>
        </text:list-item>
        <text:list-item>
          <text:p text:style-name="P14">Later in the course you will learn how to handle untrustworthy user input</text:p>
        </text:list-item>
        <text:list-item>
          <text:p text:style-name="P14">Can you think of a change you can make to the code to accept ages of type float instead of int? Try making that change!</text:p>
        </text:list-item>
        <text:list-item>
          <text:p text:style-name="P14">If you were to ask a user to enter an age without specifying its type, what .Parse should you use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2:29:48Z</meta:creation-date>
    <dc:date>2021-05-27T02:29:48Z</dc:date>
    <meta:user-defined meta:name="date" meta:value-type="string">May  27, 2021 (02:29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